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516in" svg:height="5.3949in" svg:x="0.4091in" svg:y="13.2906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6988in" svg:height="5.1776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2835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A12:Parallel.A28 Parallel.E11:Parallel.E11 Parallel.E12:Parallel.E28 Parallel.A12:Parallel.A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M11:Parallel.M11 Parallel.M13:Parallel.M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C12:Parallel.C28 Parallel.L12:Parallel.L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A97:Parallel.A113 Parallel.E96:Parallel.E96 Parallel.E97:Parallel.E113 Parallel.A97:Parallel.A113 Parallel.D96:Parallel.D96 Parallel.D97:Parallel.D1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L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J12]*[.I12]/(3*[.$B$8])" office:value-type="float" office:value="0.991080277502478">
            <text:p>0.9910802775</text:p>
          </table:table-cell>
          <table:table-cell table:formula="of:=[.$D$8]*LN([.K12])/LN([.$G$8]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L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J13]*[.I13]/(3*[.$B$8])" office:value-type="float" office:value="0.965250965250965">
            <text:p>0.9652509653</text:p>
          </table:table-cell>
          <table:table-cell table:formula="of:=[.$D$8]*LN([.K13])/LN([.$G$8]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L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J14]*[.I14]/(3*[.$B$8])" office:value-type="float" office:value="0.925069380203515">
            <text:p>0.9250693802</text:p>
          </table:table-cell>
          <table:table-cell table:formula="of:=[.$D$8]*LN([.K14])/LN([.$G$8]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L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J15]*[.I15]/(3*[.$B$8])" office:value-type="float" office:value="0.874125874125874">
            <text:p>0.8741258741</text:p>
          </table:table-cell>
          <table:table-cell table:formula="of:=[.$D$8]*LN([.K15])/LN([.$G$8]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L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J16]*[.I16]/(3*[.$B$8])" office:value-type="float" office:value="0.816326530612245">
            <text:p>0.8163265306</text:p>
          </table:table-cell>
          <table:table-cell table:formula="of:=[.$D$8]*LN([.K16])/LN([.$G$8]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L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J17]*[.I17]/(3*[.$B$8])" office:value-type="float" office:value="0.755287009063444">
            <text:p>0.7552870091</text:p>
          </table:table-cell>
          <table:table-cell table:formula="of:=[.$D$8]*LN([.K17])/LN([.$G$8]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L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J18]*[.I18]/(3*[.$B$8])" office:value-type="float" office:value="0.693962526023595">
            <text:p>0.693962526</text:p>
          </table:table-cell>
          <table:table-cell table:formula="of:=[.$D$8]*LN([.K18])/LN([.$G$8]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L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J19]*[.I19]/(3*[.$B$8])" office:value-type="float" office:value="0.634517766497462">
            <text:p>0.6345177665</text:p>
          </table:table-cell>
          <table:table-cell table:formula="of:=[.$D$8]*LN([.K19])/LN([.$G$8]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L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J20]*[.I20]/(3*[.$B$8])" office:value-type="float" office:value="0.578368999421631">
            <text:p>0.5783689994</text:p>
          </table:table-cell>
          <table:table-cell table:formula="of:=[.$D$8]*LN([.K20])/LN([.$G$8]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L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J21]*[.I21]/(3*[.$B$8])" office:value-type="float" office:value="0.526315789473684">
            <text:p>0.5263157895</text:p>
          </table:table-cell>
          <table:table-cell table:formula="of:=[.$D$8]*LN([.K21])/LN([.$G$8]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L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J22]*[.I22]/(3*[.$B$8])" office:value-type="float" office:value="0.435540069686411">
            <text:p>0.4355400697</text:p>
          </table:table-cell>
          <table:table-cell table:formula="of:=[.$D$8]*LN([.K22])/LN([.$G$8]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L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J23]*[.I23]/(3*[.$B$8])" office:value-type="float" office:value="0.330578512396694">
            <text:p>0.3305785124</text:p>
          </table:table-cell>
          <table:table-cell table:formula="of:=[.$D$8]*LN([.K23])/LN([.$G$8]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L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J24]*[.I24]/(3*[.$B$8])" office:value-type="float" office:value="0.217391304347826">
            <text:p>0.2173913043</text:p>
          </table:table-cell>
          <table:table-cell table:formula="of:=[.$D$8]*LN([.K24])/LN([.$G$8]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L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J25]*[.I25]/(3*[.$B$8])" office:value-type="float" office:value="0.10989010989011">
            <text:p>0.1098901099</text:p>
          </table:table-cell>
          <table:table-cell table:formula="of:=[.$D$8]*LN([.K25])/LN([.$G$8]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L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J26]*[.I26]/(3*[.$B$8])" office:value-type="float" office:value="0.0831600831600831">
            <text:p>0.0831600832</text:p>
          </table:table-cell>
          <table:table-cell table:formula="of:=[.$D$8]*LN([.K26])/LN([.$G$8]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L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J27]*[.I27]/(3*[.$B$8])" office:value-type="float" office:value="0.0425531914893617">
            <text:p>0.0425531915</text:p>
          </table:table-cell>
          <table:table-cell table:formula="of:=[.$D$8]*LN([.K27])/LN([.$G$8]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L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J28]*[.I28]/(3*[.$B$8])" office:value-type="float" office:value="0.010989010989011">
            <text:p>0.010989011</text:p>
          </table:table-cell>
          <table:table-cell table:formula="of:=[.$D$8]*LN([.K28])/LN([.$G$8]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L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office:value-type="float" office:value="64">
            <text:p>6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J97]*[.I97]/(3*[.$B$93])" office:value-type="float" office:value="0.991080277502478">
            <text:p>0.9910802775</text:p>
          </table:table-cell>
          <table:table-cell table:formula="of:=[.$D$93]*LN([.K97])/LN([.$G$93]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L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office:value-type="float" office:value="39">
            <text:p>3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J98]*[.I98]/(3*[.$B$93])" office:value-type="float" office:value="0.965250965250965">
            <text:p>0.9652509653</text:p>
          </table:table-cell>
          <table:table-cell table:formula="of:=[.$D$93]*LN([.K98])/LN([.$G$93]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L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office:value-type="float" office:value="24">
            <text:p>24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J99]*[.I99]/(3*[.$B$93])" office:value-type="float" office:value="0.925069380203515">
            <text:p>0.9250693802</text:p>
          </table:table-cell>
          <table:table-cell table:formula="of:=[.$D$93]*LN([.K99])/LN([.$G$93]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L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office:value-type="float" office:value="18">
            <text:p>18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J100]*[.I100]/(3*[.$B$93])" office:value-type="float" office:value="0.874125874125874">
            <text:p>0.8741258741</text:p>
          </table:table-cell>
          <table:table-cell table:formula="of:=[.$D$93]*LN([.K100])/LN([.$G$93]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L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/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J101]*[.I101]/(3*[.$B$93])" office:value-type="float" office:value="0.816326530612245">
            <text:p>0.8163265306</text:p>
          </table:table-cell>
          <table:table-cell table:formula="of:=[.$D$93]*LN([.K101])/LN([.$G$93]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L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/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J102]*[.I102]/(3*[.$B$93])" office:value-type="float" office:value="0.755287009063444">
            <text:p>0.7552870091</text:p>
          </table:table-cell>
          <table:table-cell table:formula="of:=[.$D$93]*LN([.K102])/LN([.$G$93]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L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/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J103]*[.I103]/(3*[.$B$93])" office:value-type="float" office:value="0.693962526023595">
            <text:p>0.693962526</text:p>
          </table:table-cell>
          <table:table-cell table:formula="of:=[.$D$93]*LN([.K103])/LN([.$G$93]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L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/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J104]*[.I104]/(3*[.$B$93])" office:value-type="float" office:value="0.634517766497462">
            <text:p>0.6345177665</text:p>
          </table:table-cell>
          <table:table-cell table:formula="of:=[.$D$93]*LN([.K104])/LN([.$G$93]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L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/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J105]*[.I105]/(3*[.$B$93])" office:value-type="float" office:value="0.578368999421631">
            <text:p>0.5783689994</text:p>
          </table:table-cell>
          <table:table-cell table:formula="of:=[.$D$93]*LN([.K105])/LN([.$G$93]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L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/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J106]*[.I106]/(3*[.$B$93])" office:value-type="float" office:value="0.526315789473684">
            <text:p>0.5263157895</text:p>
          </table:table-cell>
          <table:table-cell table:formula="of:=[.$D$93]*LN([.K106])/LN([.$G$93]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L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/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J107]*[.I107]/(3*[.$B$93])" office:value-type="float" office:value="0.435540069686411">
            <text:p>0.4355400697</text:p>
          </table:table-cell>
          <table:table-cell table:formula="of:=[.$D$93]*LN([.K107])/LN([.$G$93]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L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/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J108]*[.I108]/(3*[.$B$93])" office:value-type="float" office:value="0.330578512396694">
            <text:p>0.3305785124</text:p>
          </table:table-cell>
          <table:table-cell table:formula="of:=[.$D$93]*LN([.K108])/LN([.$G$93]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L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/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J109]*[.I109]/(3*[.$B$93])" office:value-type="float" office:value="0.217391304347826">
            <text:p>0.2173913043</text:p>
          </table:table-cell>
          <table:table-cell table:formula="of:=[.$D$93]*LN([.K109])/LN([.$G$93]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L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/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J110]*[.I110]/(3*[.$B$93])" office:value-type="float" office:value="0.10989010989011">
            <text:p>0.1098901099</text:p>
          </table:table-cell>
          <table:table-cell table:formula="of:=[.$D$93]*LN([.K110])/LN([.$G$93]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L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/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J111]*[.I111]/(3*[.$B$93])" office:value-type="float" office:value="0.0831600831600831">
            <text:p>0.0831600832</text:p>
          </table:table-cell>
          <table:table-cell table:formula="of:=[.$D$93]*LN([.K111])/LN([.$G$93]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L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/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J112]*[.I112]/(3*[.$B$93])" office:value-type="float" office:value="0.0425531914893617">
            <text:p>0.0425531915</text:p>
          </table:table-cell>
          <table:table-cell table:formula="of:=[.$D$93]*LN([.K112])/LN([.$G$93]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L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/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J113]*[.I113]/(3*[.$B$93])" office:value-type="float" office:value="0.010989010989011">
            <text:p>0.010989011</text:p>
          </table:table-cell>
          <table:table-cell table:formula="of:=[.$D$93]*LN([.K113])/LN([.$G$93]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4T16:15:11</dc:date>
    <meta:editing-duration>PT19H51M3S</meta:editing-duration>
    <meta:editing-cycles>125</meta:editing-cycles>
    <meta:generator>LibreOffice/3.5$Linux_X86_64 LibreOffice_project/350m1$Build-2</meta:generator>
    <dc:creator>Stuart Slattery</dc:creator>
    <meta:document-statistic meta:table-count="3" meta:cell-count="138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column-mapping="0 2 1" chart:style-name="ch1">
        <chart:title svg:x="5.666cm" svg:y="0.357cm" chart:style-name="ch2">
          <text:p>lambda vs. Sigma_a</text:p>
        </chart:title>
        <chart:subtitle svg:x="7.002cm" svg:y="1.357cm" chart:style-name="ch3">
          <text:p>n_i = 11</text:p>
        </chart:subtitle>
        <chart:legend chart:legend-position="bottom" svg:x="3.954cm" svg:y="10.29cm" style:legend-expansion="wide" chart:style-name="ch4"/>
        <chart:plot-area chart:style-name="ch5" table:cell-range-address="Parallel.A12:Parallel.A28 Parallel.D11:Parallel.E28" chart:data-source-has-labels="row" svg:x="1.321cm" svg:y="2.482cm" svg:width="13.579cm" svg:height="6.606cm">
          <chartooo:coordinate-region svg:x="2.048cm" svg:y="2.682cm" svg:width="12.572cm" svg:height="5.759cm"/>
          <chart:axis chart:dimension="x" chart:name="primary-x" chart:style-name="ch6">
            <chart:title svg:x="7.405cm" svg:y="9.309cm" chart:style-name="ch7">
              <text:p>Sigma_a</text:p>
            </chart:title>
          </chart:axis>
          <chart:axis chart:dimension="y" chart:name="primary-y" chart:style-name="ch8">
            <chart:title svg:x="0.451cm" svg:y="6.385cm" chart:style-name="ch9">
              <text:p>lambda</text:p>
            </chart:title>
            <chart:grid chart:style-name="ch10" chart:class="major"/>
          </chart:axis>
          <chart:series chart:style-name="ch11" chart:values-cell-range-address="Parallel.E12:Parallel.E28" chart:label-cell-address="Parallel.E11:Parallel.E11" chart:class="chart:scatter">
            <chart:domain table:cell-range-address="Parallel.A12:Parallel.A28"/>
            <chart:data-point chart:repeated="17"/>
          </chart:series>
          <chart:series chart:style-name="ch12" chart:values-cell-range-address="Parallel.D12:Parallel.D28" chart:label-cell-address="Parallel.D11:Parallel.D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A12:Parallel.A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574cm" svg:y="0.374cm" chart:style-name="ch2">
          <text:p>Initial lambda vs. # of buffer communications per MCSA iteration</text:p>
        </chart:title>
        <chart:subtitle svg:x="7.972cm" svg:y="1.391cm" chart:style-name="ch3">
          <text:p>No Overlap</text:p>
        </chart:subtitle>
        <chart:legend chart:legend-position="bottom" svg:x="4.923cm" svg:y="11.143cm" style:legend-expansion="wide" chart:style-name="ch4"/>
        <chart:plot-area chart:style-name="ch5" table:cell-range-address="Parallel.E13:Parallel.F28 Parallel.F11:Parallel.F11 Parallel.M11:Parallel.M11 Parallel.M13:Parallel.M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36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54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M13:Parallel.M28" chart:label-cell-address="Parallel.M11:Parallel.M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45">
                <text:p>4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M13:Parallel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3.387cm" svg:y="0.37cm" chart:style-name="ch2">
          <text:p>Sigma_a vs. Domain Optical Thickness</text:p>
        </chart:title>
        <chart:plot-area chart:style-name="ch3" table:cell-range-address="Parallel.C12:Parallel.C28 Parallel.L12:Parallel.L28" svg:x="1.305cm" svg:y="1.851cm" svg:width="12.853cm" svg:height="8.648cm">
          <chartooo:coordinate-region svg:x="1.741cm" svg:y="2.05cm" svg:width="12.137cm" svg:height="7.802cm"/>
          <chart:axis chart:dimension="x" chart:name="primary-x" chart:style-name="ch4">
            <chart:title svg:x="7.026cm" svg:y="10.733cm" chart:style-name="ch5">
              <text:p>Sigma_a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L12:Parallel.L28" chart:class="chart:scatter">
            <chart:domain table:cell-range-address="Parallel.C12:Parallel.C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C12:Parallel.C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L12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column-mapping="0 2 1" chart:style-name="ch1">
        <chart:title svg:x="2.906cm" svg:y="0.337cm" chart:style-name="ch2">
          <text:p>Domain Leakage vs. Absorption Cross Section</text:p>
        </chart:title>
        <chart:subtitle svg:x="6.848cm" svg:y="1.317cm" chart:style-name="ch3">
          <text:p>n_i = 21</text:p>
        </chart:subtitle>
        <chart:legend chart:legend-position="bottom" svg:x="3.8cm" svg:y="9.3cm" style:legend-expansion="wide" chart:style-name="ch4"/>
        <chart:plot-area chart:style-name="ch5" table:cell-range-address="Parallel.A97:Parallel.A113 Parallel.D96:Parallel.E113" chart:data-source-has-labels="row" svg:x="1.315cm" svg:y="2.402cm" svg:width="13.29cm" svg:height="5.716cm">
          <chartooo:coordinate-region svg:x="2.042cm" svg:y="2.602cm" svg:width="12.283cm" svg:height="4.869cm"/>
          <chart:axis chart:dimension="x" chart:name="primary-x" chart:style-name="ch6">
            <chart:title svg:x="7.255cm" svg:y="8.319cm" chart:style-name="ch7">
              <text:p>Sigma_a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A97:Parallel.A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A97:Parallel.A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legend chart:legend-position="bottom" svg:x="4.242cm" svg:y="12.92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338cm" svg:y="2.011cm" svg:width="14.396cm" svg:height="9.655cm">
          <chartooo:coordinate-region svg:x="2.33cm" svg:y="2.011cm" svg:width="13.31cm" svg:height="9.008cm"/>
          <chart:axis chart:dimension="x" chart:name="primary-x" chart:style-name="ch5">
            <chart:title svg:x="8.016cm" svg:y="11.94cm" chart:style-name="ch6">
              <text:p>rho(H)</text:p>
            </chart:title>
          </chart:axis>
          <chart:axis chart:dimension="y" chart:name="primary-y" chart:style-name="ch7">
            <chart:title svg:x="0.451cm" svg:y="8.23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1.995cm" svg:y="0.399cm" chart:style-name="ch2">
          <text:p>Absportion to Scatter Ratio vs. Iteratation Matrix Spectral Radius</text:p>
        </chart:title>
        <chart:legend chart:legend-position="bottom" svg:x="5.773cm" svg:y="12.369cm" style:legend-expansion="wide" chart:style-name="ch3"/>
        <chart:plot-area chart:style-name="ch4" table:cell-range-address="Spectral.C13:Spectral.D36 Spectral.D12:Spectral.D12 Spectral.N12:Spectral.N36" chart:data-source-has-labels="row" svg:x="1.351cm" svg:y="1.967cm" svg:width="14.985cm" svg:height="9.158cm">
          <chartooo:coordinate-region svg:x="2.078cm" svg:y="2.166cm" svg:width="13.978cm" svg:height="8.312cm"/>
          <chart:axis chart:dimension="x" chart:name="primary-x" chart:style-name="ch5">
            <chart:title svg:x="7.383cm" svg:y="11.388cm" chart:style-name="ch6">
              <text:p>Sigma_s / Sigma_a</text:p>
            </chart:title>
          </chart:axis>
          <chart:axis chart:dimension="y" chart:name="primary-y" chart:style-name="ch7">
            <chart:title svg:x="0.451cm" svg:y="7.066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9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